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1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youtube.com/watch?v=dQw4w9WgXc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youtube.com/watch?v=qeMFqkcPYcg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8:09:53</meta:creation-date>
    <dc:language>en-US</dc:language>
    <dc:date>2021-02-12T20:07:01</dc:date>
    <meta:editing-cycles>2</meta:editing-cycles>
    <meta:editing-duration>PT1H57M</meta:editing-duration>
    <meta:generator>LibreOffice/6.1.5.2$Linux_X86_64 LibreOffice_project/10$Build-2</meta:generator>
    <meta:document-statistic meta:table-count="1" meta:cell-count="3" meta:object-count="0"/>
  </office:meta>
</office:document-meta>
</file>